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70105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איטק מלכה שושן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יוסף ספיר 5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8"/>03-9611106 <text:s text:c="105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בקומת הקרקע כניסה למפעל מצד ימין חדר חשמל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text:span text:style-name="T3">. </text:span></text:p>
      <text:p text:style-name="P1"><text:span text:style-name="T1">מיקום ברזי כיבוי עיקריים "3</text:span><text:span text:style-name="T4"> <text:s text:c="2"/>מסביב למבנה ברח' יוסף ספיר <text:s text:c="96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יהודה מלכה</text:p>
          </table:table-cell>
          <table:table-cell table:style-name="Table2.A1" office:value-type="string">
            <text:p text:style-name="P14">בעלים</text:p>
          </table:table-cell>
          <table:table-cell table:style-name="Table2.A1" office:value-type="string">
            <text:p text:style-name="P14">9611106</text:p>
          </table:table-cell>
          <table:table-cell table:style-name="Table2.A1" office:value-type="string">
            <text:p text:style-name="P1"><text:span text:style-name="T4">052-4202080</text:span>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חיים ששון</text:p>
          </table:table-cell>
          <table:table-cell table:style-name="Table2.A1" office:value-type="string">
            <text:p text:style-name="P14">בעלים</text:p>
          </table:table-cell>
          <table:table-cell table:style-name="Table2.A1" office:value-type="string">
            <text:p text:style-name="P14">9611106</text:p>
          </table:table-cell>
          <table:table-cell table:style-name="Table2.A1" office:value-type="string">
            <text:p text:style-name="P14">052-420208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ומר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7924370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שימוש בגז לייצור מעטפת כבלים</text:p>
          </table:table-cell>
        </table:table-row>
        <table:table-row table:style-name="Table3.1">
          <table:table-cell table:style-name="Table3.A1" office:value-type="string">
            <text:p text:style-name="P14">אחסנת חומר גלם של אתולן במערמים בלה.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גז גפ"מ</text:p>
          </table:table-cell>
          <table:table-cell table:style-name="Table4.A1" office:value-type="string">
            <text:p text:style-name="P14">1075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ערכת הסנקה למכונות בקומת הקרקע סמוך לכניסה ראשית למפעל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1:44:00</meta:creation-date>
    <dc:creator>אתי מנצור</dc:creator>
    <dc:date>2013-08-12T01:44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6" meta:word-count="159" meta:character-count="1556"/>
    <meta:generator>OpenOffice/4.0.1$Win32 OpenOffice.org_project/401m5$Build-9714</meta:generator>
  </office:meta>
</office:document-meta>
</file>